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8pt" style:font-size-asian="8pt" style:font-size-complex="8pt"/>
    </style:style>
    <style:style style:name="P3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29" style:parent-style-name="LO-Normal" style:family="paragraph">
      <style:paragraph-properties fo:margin-bottom="0in" fo:margin-right="-1.1812in"/>
    </style:style>
    <style:style style:name="T630" style:parent-style-name="Fonteparág.padrão" style:family="text">
      <style:text-properties fo:font-weight="bold" style:font-weight-asian="bold" fo:font-size="8pt" style:font-size-asian="8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AK197886773BR</text:p>
        </text:list-item>
        <text:list-item>
          <text:p text:style-name="P305">AK203298155BR</text:p>
        </text:list-item>
        <text:list-item>
          <text:p text:style-name="P306">AK203299519BR</text:p>
        </text:list-item>
        <text:list-item>
          <text:p text:style-name="P307">AK202206762BR</text:p>
        </text:list-item>
        <text:list-item>
          <text:p text:style-name="P308">AK198969412BR</text:p>
        </text:list-item>
        <text:list-item>
          <text:p text:style-name="P309">AK199439075BR</text:p>
        </text:list-item>
        <text:list-item>
          <text:p text:style-name="P310">AK198504569BR</text:p>
        </text:list-item>
        <text:list-item>
          <text:p text:style-name="P311">AK198034349BR</text:p>
        </text:list-item>
        <text:list-item>
          <text:p text:style-name="P312">AA167436890BR</text:p>
        </text:list-item>
        <text:list-item>
          <text:p text:style-name="P313">AA167333484BR</text:p>
        </text:list-item>
        <text:list-item>
          <text:p text:style-name="P314">AK199374675BR</text:p>
        </text:list-item>
        <text:list-item>
          <text:p text:style-name="P315">AK202341422BR</text:p>
        </text:list-item>
        <text:list-item>
          <text:p text:style-name="P316">AA169539092BR</text:p>
        </text:list-item>
        <text:list-item>
          <text:p text:style-name="P317">AA169159973BR</text:p>
        </text:list-item>
        <text:list-item>
          <text:p text:style-name="P318">AA169628243BR</text:p>
        </text:list-item>
        <text:list-item>
          <text:p text:style-name="P319">AA169488991BR</text:p>
        </text:list-item>
        <text:list-item>
          <text:p text:style-name="P320">AK198214990BR</text:p>
        </text:list-item>
        <text:list-item>
          <text:p text:style-name="P321">AA168724606BR</text:p>
        </text:list-item>
        <text:list-item>
          <text:p text:style-name="P322">AK198978595BR</text:p>
        </text:list-item>
        <text:list-item>
          <text:p text:style-name="P323">AK202053718BR</text:p>
        </text:list-item>
        <text:list-item>
          <text:p text:style-name="P324">AA169176472BR</text:p>
        </text:list-item>
        <text:list-item>
          <text:p text:style-name="P325">AK200853534BR</text:p>
        </text:list-item>
        <text:list-item>
          <text:p text:style-name="P326">AA167565687BR</text:p>
        </text:list-item>
        <text:list-item>
          <text:p text:style-name="P327">AK201203186BR</text:p>
        </text:list-item>
        <text:list-item>
          <text:p text:style-name="P328">AK199167236BR</text:p>
        </text:list-item>
        <text:list-item>
          <text:p text:style-name="P329">AA168577531BR</text:p>
        </text:list-item>
        <text:list-item>
          <text:p text:style-name="P330">AK199716176BR</text:p>
        </text:list-item>
        <text:list-item>
          <text:p text:style-name="P331">AK202197080BR</text:p>
        </text:list-item>
        <text:list-item>
          <text:p text:style-name="P332">AA169401567BR</text:p>
        </text:list-item>
        <text:list-item>
          <text:p text:style-name="P333">AK199847534BR</text:p>
        </text:list-item>
        <text:list-item>
          <text:p text:style-name="P334">AA167687898BR</text:p>
        </text:list-item>
        <text:list-item>
          <text:p text:style-name="P335">AK202826545BR</text:p>
        </text:list-item>
        <text:list-item>
          <text:p text:style-name="P336">AK202087495BR</text:p>
        </text:list-item>
        <text:list-item>
          <text:p text:style-name="P337">AA167573365BR</text:p>
        </text:list-item>
        <text:list-item>
          <text:p text:style-name="P338">AK199647161BR</text:p>
        </text:list-item>
        <text:list-item>
          <text:p text:style-name="P339">AK202930066BR</text:p>
        </text:list-item>
        <text:list-item>
          <text:p text:style-name="P340">AK203174377BR</text:p>
        </text:list-item>
        <text:list-item>
          <text:p text:style-name="P341">AA167370116BR</text:p>
        </text:list-item>
        <text:list-item>
          <text:p text:style-name="P342">AK200588777BR</text:p>
        </text:list-item>
        <text:list-item>
          <text:p text:style-name="P343">AK200235457BR</text:p>
        </text:list-item>
        <text:list-item>
          <text:p text:style-name="P344">AK200167814BR</text:p>
        </text:list-item>
        <text:list-item>
          <text:p text:style-name="P345">AK199876076BR</text:p>
        </text:list-item>
        <text:list-item>
          <text:p text:style-name="P346">AK199795766BR</text:p>
        </text:list-item>
        <text:list-item>
          <text:p text:style-name="P347">AK199608857BR</text:p>
        </text:list-item>
        <text:list-item>
          <text:p text:style-name="P348">AK199459115BR</text:p>
        </text:list-item>
        <text:list-item>
          <text:p text:style-name="P349">AK199671506BR</text:p>
        </text:list-item>
        <text:list-item>
          <text:p text:style-name="P350">AA169272045BR</text:p>
        </text:list-item>
        <text:list-item>
          <text:p text:style-name="P351">AA167619076BR</text:p>
        </text:list-item>
        <text:list-item>
          <text:p text:style-name="P352">AK199846600BR</text:p>
        </text:list-item>
        <text:list-item>
          <text:p text:style-name="P353">AA167830395BR</text:p>
        </text:list-item>
        <text:list-item>
          <text:p text:style-name="P354">AA169414234BR</text:p>
        </text:list-item>
        <text:list-item>
          <text:p text:style-name="P355">AK199984861BR</text:p>
        </text:list-item>
        <text:list-item>
          <text:p text:style-name="P356">AA168679924BR</text:p>
        </text:list-item>
        <text:list-item>
          <text:p text:style-name="P357">AK200477904BR</text:p>
        </text:list-item>
        <text:list-item>
          <text:p text:style-name="P358">AK202848934BR</text:p>
        </text:list-item>
        <text:list-item>
          <text:p text:style-name="P359">AA169605724BR</text:p>
        </text:list-item>
        <text:list-item>
          <text:p text:style-name="P360">AK201657505BR</text:p>
        </text:list-item>
        <text:list-item>
          <text:p text:style-name="P361">AK201114194BR</text:p>
        </text:list-item>
        <text:list-item>
          <text:p text:style-name="P362">AA168249160BR</text:p>
        </text:list-item>
        <text:list-item>
          <text:p text:style-name="P363">AK201592530BR</text:p>
        </text:list-item>
        <text:list-item>
          <text:p text:style-name="P364">AK201217295BR</text:p>
        </text:list-item>
        <text:list-item>
          <text:p text:style-name="P365">AA167469677BR</text:p>
        </text:list-item>
        <text:list-item>
          <text:p text:style-name="P366">AK197965737BR</text:p>
        </text:list-item>
        <text:list-item>
          <text:p text:style-name="P367">AK197633213BR</text:p>
        </text:list-item>
        <text:list-item>
          <text:p text:style-name="P368">AK197591102BR</text:p>
        </text:list-item>
        <text:list-item>
          <text:p text:style-name="P369">AA167556671BR</text:p>
        </text:list-item>
        <text:list-item>
          <text:p text:style-name="P370">AK199341703BR</text:p>
        </text:list-item>
        <text:list-item>
          <text:p text:style-name="P371">AK198074039BR</text:p>
        </text:list-item>
        <text:list-item>
          <text:p text:style-name="P372">AK198129713BR</text:p>
        </text:list-item>
        <text:list-item>
          <text:p text:style-name="P373">AA168383646BR</text:p>
        </text:list-item>
        <text:list-item>
          <text:p text:style-name="P374">AK202213746BR</text:p>
        </text:list-item>
        <text:list-item>
          <text:p text:style-name="P375">AK202223315BR</text:p>
        </text:list-item>
        <text:list-item>
          <text:p text:style-name="P376">AK202279155BR</text:p>
        </text:list-item>
        <text:list-item>
          <text:p text:style-name="P377">AK201962779BR</text:p>
        </text:list-item>
        <text:list-item>
          <text:p text:style-name="P378">AK201282833BR</text:p>
        </text:list-item>
        <text:list-item>
          <text:p text:style-name="P379">AK199680975BR</text:p>
        </text:list-item>
        <text:list-item>
          <text:p text:style-name="P380">AA168605087BR</text:p>
        </text:list-item>
        <text:list-item>
          <text:p text:style-name="P381">AK199224137BR</text:p>
        </text:list-item>
        <text:list-item>
          <text:p text:style-name="P382">AA167277836BR</text:p>
        </text:list-item>
        <text:list-item>
          <text:p text:style-name="P383">AK199062085BR</text:p>
        </text:list-item>
        <text:list-item>
          <text:p text:style-name="P384">AK199472235BR</text:p>
        </text:list-item>
        <text:list-item>
          <text:p text:style-name="P385">AA168233425BR</text:p>
        </text:list-item>
        <text:list-item>
          <text:p text:style-name="P386">AK201523667BR</text:p>
        </text:list-item>
        <text:list-item>
          <text:p text:style-name="P387">AK202147110BR</text:p>
        </text:list-item>
        <text:list-item>
          <text:p text:style-name="P388">AK200017854BR</text:p>
        </text:list-item>
        <text:list-item>
          <text:p text:style-name="P389">AK203116269BR</text:p>
        </text:list-item>
        <text:list-item>
          <text:p text:style-name="P390">AK199673776BR</text:p>
        </text:list-item>
        <text:list-item>
          <text:p text:style-name="P391">AK200188791BR</text:p>
        </text:list-item>
        <text:list-item>
          <text:p text:style-name="P392">AA168409357BR</text:p>
        </text:list-item>
        <text:list-item>
          <text:p text:style-name="P393">AA168537603BR</text:p>
        </text:list-item>
        <text:list-item>
          <text:p text:style-name="P394">AK201003065BR</text:p>
        </text:list-item>
        <text:list-item>
          <text:p text:style-name="P395">AA169426351BR</text:p>
        </text:list-item>
        <text:list-item>
          <text:p text:style-name="P396">AA169113733BR</text:p>
        </text:list-item>
        <text:list-item>
          <text:p text:style-name="P397">AA169689738BR</text:p>
        </text:list-item>
        <text:list-item>
          <text:p text:style-name="P398">AK200963407BR</text:p>
        </text:list-item>
        <text:list-item>
          <text:p text:style-name="P399">AK199612851BR</text:p>
        </text:list-item>
        <text:list-item>
          <text:p text:style-name="P400">AA169166926BR</text:p>
        </text:list-item>
        <text:list-item>
          <text:p text:style-name="P401">AA168675919BR</text:p>
        </text:list-item>
        <text:list-item>
          <text:p text:style-name="P402">AK201225663BR</text:p>
        </text:list-item>
        <text:list-item>
          <text:p text:style-name="P403">AA167402366BR</text:p>
        </text:list-item>
        <text:list-item>
          <text:p text:style-name="P404">AK198846838BR</text:p>
        </text:list-item>
        <text:list-item>
          <text:p text:style-name="P405">AK199439708BR</text:p>
        </text:list-item>
        <text:list-item>
          <text:p text:style-name="P406">AK199463450BR</text:p>
        </text:list-item>
        <text:list-item>
          <text:p text:style-name="P407">AK198724595BR</text:p>
        </text:list-item>
        <text:list-item>
          <text:p text:style-name="P408">AA167548485BR</text:p>
        </text:list-item>
        <text:list-item>
          <text:p text:style-name="P409">AA167891545BR</text:p>
        </text:list-item>
        <text:list-item>
          <text:p text:style-name="P410">AA167546042BR</text:p>
        </text:list-item>
        <text:list-item>
          <text:p text:style-name="P411">AA169260087BR</text:p>
        </text:list-item>
        <text:list-item>
          <text:p text:style-name="P412">AK199855779BR</text:p>
        </text:list-item>
        <text:list-item>
          <text:p text:style-name="P413">AK202404808BR</text:p>
        </text:list-item>
        <text:list-item>
          <text:p text:style-name="P414">AK202907875BR</text:p>
        </text:list-item>
        <text:list-item>
          <text:p text:style-name="P415">AK198516385BR</text:p>
        </text:list-item>
        <text:list-item>
          <text:p text:style-name="P416">AK203336313BR</text:p>
        </text:list-item>
        <text:list-item>
          <text:p text:style-name="P417">AK201433330BR</text:p>
        </text:list-item>
        <text:list-item>
          <text:p text:style-name="P418">AK201749011BR</text:p>
        </text:list-item>
        <text:list-item>
          <text:p text:style-name="P419">AA168799860BR</text:p>
        </text:list-item>
        <text:list-item>
          <text:p text:style-name="P420">AK201381898BR</text:p>
        </text:list-item>
        <text:list-item>
          <text:p text:style-name="P421">AK201494886BR</text:p>
        </text:list-item>
        <text:list-item>
          <text:p text:style-name="P422">AA167055180BR</text:p>
        </text:list-item>
        <text:list-item>
          <text:p text:style-name="P423">AK202394116BR</text:p>
        </text:list-item>
        <text:list-item>
          <text:p text:style-name="P424">AK197667509BR</text:p>
        </text:list-item>
        <text:list-item>
          <text:p text:style-name="P425">AA167886032BR</text:p>
        </text:list-item>
        <text:list-item>
          <text:p text:style-name="P426">AK198338739BR</text:p>
        </text:list-item>
        <text:list-item>
          <text:p text:style-name="P427">AK199231022BR</text:p>
        </text:list-item>
        <text:list-item>
          <text:p text:style-name="P428">AA170255827BR</text:p>
        </text:list-item>
        <text:list-item>
          <text:p text:style-name="P429">AK204492005BR</text:p>
        </text:list-item>
        <text:list-item>
          <text:p text:style-name="P430">AA169383038BR</text:p>
        </text:list-item>
        <text:list-item>
          <text:p text:style-name="P431">AK199312715BR</text:p>
        </text:list-item>
        <text:list-item>
          <text:p text:style-name="P432">AK199340481BR</text:p>
        </text:list-item>
        <text:list-item>
          <text:p text:style-name="P433">AK203251051BR</text:p>
        </text:list-item>
        <text:list-item>
          <text:p text:style-name="P434">AK200595883BR</text:p>
        </text:list-item>
        <text:list-item>
          <text:p text:style-name="P435">AA167168589BR</text:p>
        </text:list-item>
        <text:list-item>
          <text:p text:style-name="P436">AK199352547BR</text:p>
        </text:list-item>
        <text:list-item>
          <text:p text:style-name="P437">AA169291478BR</text:p>
        </text:list-item>
        <text:list-item>
          <text:p text:style-name="P438">AA167545033BR</text:p>
        </text:list-item>
        <text:list-item>
          <text:p text:style-name="P439">AK199480890BR</text:p>
        </text:list-item>
        <text:list-item>
          <text:p text:style-name="P440">AK199235086BR</text:p>
        </text:list-item>
        <text:list-item>
          <text:p text:style-name="P441">AK201844349BR</text:p>
        </text:list-item>
        <text:list-item>
          <text:p text:style-name="P442">AA167326639BR</text:p>
        </text:list-item>
        <text:list-item>
          <text:p text:style-name="P443">AA169569942BR</text:p>
        </text:list-item>
        <text:list-item>
          <text:p text:style-name="P444">AK201408281BR</text:p>
        </text:list-item>
        <text:list-item>
          <text:p text:style-name="P445">AK199155079BR</text:p>
        </text:list-item>
        <text:list-item>
          <text:p text:style-name="P446">AK201765938BR</text:p>
        </text:list-item>
        <text:list-item>
          <text:p text:style-name="P447">AK201033460BR</text:p>
        </text:list-item>
        <text:list-item>
          <text:p text:style-name="P448">AK199727845BR</text:p>
        </text:list-item>
        <text:list-item>
          <text:p text:style-name="P449">AA167265838BR</text:p>
        </text:list-item>
        <text:list-item>
          <text:p text:style-name="P450">AA166919162BR</text:p>
        </text:list-item>
        <text:list-item>
          <text:p text:style-name="P451">AK199726156BR</text:p>
        </text:list-item>
        <text:list-item>
          <text:p text:style-name="P452">AA170029644BR</text:p>
        </text:list-item>
        <text:list-item>
          <text:p text:style-name="P453">AK198691402BR</text:p>
        </text:list-item>
        <text:list-item>
          <text:p text:style-name="P454">AA170516200BR</text:p>
        </text:list-item>
        <text:list-item>
          <text:p text:style-name="P455">AA170992623BR</text:p>
        </text:list-item>
        <text:list-item>
          <text:p text:style-name="P456">AA170032250BR</text:p>
        </text:list-item>
        <text:list-item>
          <text:p text:style-name="P457">AA167963128BR</text:p>
        </text:list-item>
        <text:list-item>
          <text:p text:style-name="P458">AK202065367BR</text:p>
        </text:list-item>
        <text:list-item>
          <text:p text:style-name="P459">AK199968957BR</text:p>
        </text:list-item>
        <text:list-item>
          <text:p text:style-name="P460">AK202299543BR</text:p>
        </text:list-item>
        <text:list-item>
          <text:p text:style-name="P461">AK200533645BR</text:p>
        </text:list-item>
        <text:list-item>
          <text:p text:style-name="P462">AK203591951BR</text:p>
        </text:list-item>
        <text:list-item>
          <text:p text:style-name="P463">AK199229426BR</text:p>
        </text:list-item>
        <text:list-item>
          <text:p text:style-name="P464">AK204097402BR</text:p>
        </text:list-item>
        <text:list-item>
          <text:p text:style-name="P465">AA170712133BR</text:p>
        </text:list-item>
        <text:list-item>
          <text:p text:style-name="P466">AA169932300BR</text:p>
        </text:list-item>
        <text:list-item>
          <text:p text:style-name="P467">AK199432700BR</text:p>
        </text:list-item>
        <text:list-item>
          <text:p text:style-name="P468">AK199463260BR</text:p>
        </text:list-item>
        <text:list-item>
          <text:p text:style-name="P469">AK203873250BR</text:p>
        </text:list-item>
        <text:list-item>
          <text:p text:style-name="P470">AA170845130BR</text:p>
        </text:list-item>
        <text:list-item>
          <text:p text:style-name="P471">AA170932386BR</text:p>
        </text:list-item>
        <text:list-item>
          <text:p text:style-name="P472">AK204305272BR</text:p>
        </text:list-item>
        <text:list-item>
          <text:p text:style-name="P473">AK204463596BR</text:p>
        </text:list-item>
        <text:list-item>
          <text:p text:style-name="P474">AK204052936BR</text:p>
        </text:list-item>
        <text:list-item>
          <text:p text:style-name="P475">AA171000275BR</text:p>
        </text:list-item>
        <text:list-item>
          <text:p text:style-name="P476">AK203075096BR</text:p>
        </text:list-item>
        <text:list-item>
          <text:p text:style-name="P477">AK203686985BR</text:p>
        </text:list-item>
        <text:list-item>
          <text:p text:style-name="P478">AK200088657BR</text:p>
        </text:list-item>
        <text:list-item>
          <text:p text:style-name="P479">AK203754589BR</text:p>
        </text:list-item>
        <text:list-item>
          <text:p text:style-name="P480">AK197561587BR</text:p>
        </text:list-item>
        <text:list-item>
          <text:p text:style-name="P481">AK199236206BR</text:p>
        </text:list-item>
        <text:list-item>
          <text:p text:style-name="P482">AK203464312BR</text:p>
        </text:list-item>
        <text:list-item>
          <text:p text:style-name="P483">AK203833009BR</text:p>
        </text:list-item>
        <text:list-item>
          <text:p text:style-name="P484">AA170713814BR</text:p>
        </text:list-item>
        <text:list-item>
          <text:p text:style-name="P485">AK201472259BR</text:p>
        </text:list-item>
        <text:list-item>
          <text:p text:style-name="P486">AK203946031BR</text:p>
        </text:list-item>
        <text:list-item>
          <text:p text:style-name="P487">AA170351806BR</text:p>
        </text:list-item>
        <text:list-item>
          <text:p text:style-name="P488">AK203901344BR</text:p>
        </text:list-item>
        <text:list-item>
          <text:p text:style-name="P489">AK199446315BR</text:p>
        </text:list-item>
        <text:list-item>
          <text:p text:style-name="P490">AA167500156BR</text:p>
        </text:list-item>
        <text:list-item>
          <text:p text:style-name="P491">AK200484975BR</text:p>
        </text:list-item>
        <text:list-item>
          <text:p text:style-name="P492">AK200560399BR</text:p>
        </text:list-item>
        <text:list-item>
          <text:p text:style-name="P493">AK199532155BR</text:p>
        </text:list-item>
        <text:list-item>
          <text:p text:style-name="P494">AK201998420BR</text:p>
        </text:list-item>
        <text:list-item>
          <text:p text:style-name="P495">AK200881305BR</text:p>
        </text:list-item>
        <text:list-item>
          <text:p text:style-name="P496">AK202531885BR</text:p>
        </text:list-item>
        <text:list-item>
          <text:p text:style-name="P497">AK202077011BR</text:p>
        </text:list-item>
        <text:list-item>
          <text:p text:style-name="P498">AK200659650BR</text:p>
        </text:list-item>
        <text:list-item>
          <text:p text:style-name="P499">AA169255025BR</text:p>
        </text:list-item>
        <text:list-item>
          <text:p text:style-name="P500">AA170993805BR</text:p>
        </text:list-item>
        <text:list-item>
          <text:p text:style-name="P501">AK203819925BR</text:p>
        </text:list-item>
        <text:list-item>
          <text:p text:style-name="P502">AA167457223BR</text:p>
        </text:list-item>
        <text:list-item>
          <text:p text:style-name="P503">AA167485405BR</text:p>
        </text:list-item>
        <text:list-item>
          <text:p text:style-name="P504">AK199434073BR</text:p>
        </text:list-item>
        <text:list-item>
          <text:p text:style-name="P505">AK197844844BR</text:p>
        </text:list-item>
        <text:list-item>
          <text:p text:style-name="P506">AK197748508BR</text:p>
        </text:list-item>
        <text:list-item>
          <text:p text:style-name="P507">AK197966525BR</text:p>
        </text:list-item>
        <text:list-item>
          <text:p text:style-name="P508">AK199613945BR</text:p>
        </text:list-item>
        <text:list-item>
          <text:p text:style-name="P509">AA167601089BR</text:p>
        </text:list-item>
        <text:list-item>
          <text:p text:style-name="P510">AA169377576BR</text:p>
        </text:list-item>
        <text:list-item>
          <text:p text:style-name="P511">AK202075537BR</text:p>
        </text:list-item>
        <text:list-item>
          <text:p text:style-name="P512">AK199847769BR</text:p>
        </text:list-item>
        <text:list-item>
          <text:p text:style-name="P513">AA167653276BR</text:p>
        </text:list-item>
        <text:list-item>
          <text:p text:style-name="P514">AA167758651BR</text:p>
        </text:list-item>
        <text:list-item>
          <text:p text:style-name="P515">AK199955953BR</text:p>
        </text:list-item>
        <text:list-item>
          <text:p text:style-name="P516">AA166478173BR</text:p>
        </text:list-item>
        <text:list-item>
          <text:p text:style-name="P517">AK197643935BR</text:p>
        </text:list-item>
        <text:list-item>
          <text:p text:style-name="P518">AK202153415BR</text:p>
        </text:list-item>
        <text:list-item>
          <text:p text:style-name="P519">AK199625237BR</text:p>
        </text:list-item>
        <text:list-item>
          <text:p text:style-name="P520">AK201957221BR</text:p>
        </text:list-item>
        <text:list-item>
          <text:p text:style-name="P521">AK199586388BR</text:p>
        </text:list-item>
        <text:list-item>
          <text:p text:style-name="P522">AA167576565BR</text:p>
        </text:list-item>
        <text:list-item>
          <text:p text:style-name="P523">AK199555730BR</text:p>
        </text:list-item>
        <text:list-item>
          <text:p text:style-name="P524">AK199546980BR</text:p>
        </text:list-item>
        <text:list-item>
          <text:p text:style-name="P525">AK199551905BR</text:p>
        </text:list-item>
        <text:list-item>
          <text:p text:style-name="P526">AK203470366BR</text:p>
        </text:list-item>
        <text:list-item>
          <text:p text:style-name="P527">AK203676612BR</text:p>
        </text:list-item>
        <text:list-item>
          <text:p text:style-name="P528">AK199112419BR</text:p>
        </text:list-item>
        <text:list-item>
          <text:p text:style-name="P529">AA167312011BR</text:p>
        </text:list-item>
        <text:list-item>
          <text:p text:style-name="P530">AK199114030BR</text:p>
        </text:list-item>
        <text:list-item>
          <text:p text:style-name="P531">AK198130288BR</text:p>
        </text:list-item>
        <text:list-item>
          <text:p text:style-name="P532">AA167291634BR</text:p>
        </text:list-item>
        <text:list-item>
          <text:p text:style-name="P533">AK200263373BR</text:p>
        </text:list-item>
        <text:list-item>
          <text:p text:style-name="P534">AK198870015BR</text:p>
        </text:list-item>
        <text:list-item>
          <text:p text:style-name="P535">AK198848618BR</text:p>
        </text:list-item>
        <text:list-item>
          <text:p text:style-name="P536">SY422780437BR</text:p>
        </text:list-item>
        <text:list-item>
          <text:p text:style-name="P537">QR454209212BR</text:p>
        </text:list-item>
        <text:list-item>
          <text:p text:style-name="P538">AK202868032BR</text:p>
        </text:list-item>
        <text:list-item>
          <text:p text:style-name="P539">AK202747286BR</text:p>
        </text:list-item>
        <text:list-item>
          <text:p text:style-name="P540">AK198725548BR</text:p>
        </text:list-item>
        <text:list-item>
          <text:p text:style-name="P541">AA166301556BR</text:p>
        </text:list-item>
        <text:list-item>
          <text:p text:style-name="P542">AA167001252BR</text:p>
        </text:list-item>
        <text:list-item>
          <text:p text:style-name="P543">AK198802267BR</text:p>
        </text:list-item>
        <text:list-item>
          <text:p text:style-name="P544">AA167074467BR</text:p>
        </text:list-item>
        <text:list-item>
          <text:p text:style-name="P545">AK198611982BR</text:p>
        </text:list-item>
        <text:list-item>
          <text:p text:style-name="P546">AK197558336BR</text:p>
        </text:list-item>
        <text:list-item>
          <text:p text:style-name="P547">AK202747224BR</text:p>
        </text:list-item>
        <text:list-item>
          <text:p text:style-name="P548">AK202507793BR</text:p>
        </text:list-item>
        <text:list-item>
          <text:p text:style-name="P549">AA169580925BR</text:p>
        </text:list-item>
        <text:list-item>
          <text:p text:style-name="P550">AK198264758BR</text:p>
        </text:list-item>
        <text:list-item>
          <text:p text:style-name="P551">AA167906430BR</text:p>
        </text:list-item>
        <text:list-item>
          <text:p text:style-name="P552">SY422778946BR</text:p>
        </text:list-item>
        <text:list-item>
          <text:p text:style-name="P553">AA169652106BR</text:p>
        </text:list-item>
        <text:list-item>
          <text:p text:style-name="P554">AK201985752BR</text:p>
        </text:list-item>
        <text:list-item>
          <text:p text:style-name="P555">AK198844253BR</text:p>
        </text:list-item>
        <text:list-item>
          <text:p text:style-name="P556">AK201615434BR</text:p>
        </text:list-item>
        <text:list-item>
          <text:p text:style-name="P557">AK200195452BR</text:p>
        </text:list-item>
        <text:list-item>
          <text:p text:style-name="P558">AK200947259BR</text:p>
        </text:list-item>
        <text:list-item>
          <text:p text:style-name="P559">AA166527838BR</text:p>
        </text:list-item>
        <text:list-item>
          <text:p text:style-name="P560">AK200416542BR</text:p>
        </text:list-item>
        <text:list-item>
          <text:p text:style-name="P561">AK201452055BR</text:p>
        </text:list-item>
        <text:list-item>
          <text:p text:style-name="P562">AK199801798BR</text:p>
        </text:list-item>
        <text:list-item>
          <text:p text:style-name="P563">AA167583990BR</text:p>
        </text:list-item>
        <text:list-item>
          <text:p text:style-name="P564">AA168216325BR</text:p>
        </text:list-item>
        <text:list-item>
          <text:p text:style-name="P565">AA169077687BR</text:p>
        </text:list-item>
        <text:list-item>
          <text:p text:style-name="P566">AK201547399BR</text:p>
        </text:list-item>
        <text:list-item>
          <text:p text:style-name="P567">AK202384405BR</text:p>
        </text:list-item>
        <text:list-item>
          <text:p text:style-name="P568">AK200582227BR</text:p>
        </text:list-item>
        <text:list-item>
          <text:p text:style-name="P569">AA168520982BR</text:p>
        </text:list-item>
        <text:list-item>
          <text:p text:style-name="P570">AK198219113BR</text:p>
        </text:list-item>
        <text:list-item>
          <text:p text:style-name="P571">AA167622852BR</text:p>
        </text:list-item>
        <text:list-item>
          <text:p text:style-name="P572">AK199787861BR</text:p>
        </text:list-item>
        <text:list-item>
          <text:p text:style-name="P573">AK197579680BR</text:p>
        </text:list-item>
        <text:list-item>
          <text:p text:style-name="P574">AK198671907BR</text:p>
        </text:list-item>
        <text:list-item>
          <text:p text:style-name="P575">AA167540005BR</text:p>
        </text:list-item>
        <text:list-item>
          <text:p text:style-name="P576">AK197616881BR</text:p>
        </text:list-item>
        <text:list-item>
          <text:p text:style-name="P577">AK198294896BR</text:p>
        </text:list-item>
        <text:list-item>
          <text:p text:style-name="P578">AK198942785BR</text:p>
        </text:list-item>
        <text:list-item>
          <text:p text:style-name="P579">AK202114730BR</text:p>
        </text:list-item>
        <text:list-item>
          <text:p text:style-name="P580">AA167564196BR</text:p>
        </text:list-item>
        <text:list-item>
          <text:p text:style-name="P581">AA169544013BR</text:p>
        </text:list-item>
        <text:list-item>
          <text:p text:style-name="P582">AA169562034BR</text:p>
        </text:list-item>
        <text:list-item>
          <text:p text:style-name="P583">AA169499742BR</text:p>
        </text:list-item>
        <text:list-item>
          <text:p text:style-name="P584">AK202497447BR</text:p>
        </text:list-item>
        <text:list-item>
          <text:p text:style-name="P585">AK202416647BR</text:p>
        </text:list-item>
        <text:list-item>
          <text:p text:style-name="P586">AK202225188BR</text:p>
        </text:list-item>
        <text:list-item>
          <text:p text:style-name="P587">AK199229576BR</text:p>
        </text:list-item>
        <text:list-item>
          <text:p text:style-name="P588">AK199374940BR</text:p>
        </text:list-item>
        <text:list-item>
          <text:p text:style-name="P589">AK199397676BR</text:p>
        </text:list-item>
        <text:list-item>
          <text:p text:style-name="P590">AK199722239BR</text:p>
        </text:list-item>
        <text:list-item>
          <text:p text:style-name="P591">AA167707938BR</text:p>
        </text:list-item>
        <text:list-item>
          <text:p text:style-name="P592">AA166390675BR</text:p>
        </text:list-item>
        <text:list-item>
          <text:p text:style-name="P593">AK198863204BR</text:p>
        </text:list-item>
        <text:list-item>
          <text:p text:style-name="P594">AK198681365BR</text:p>
        </text:list-item>
        <text:list-item>
          <text:p text:style-name="P595">AK200216617BR</text:p>
        </text:list-item>
        <text:list-item>
          <text:p text:style-name="P596">AK200211362BR</text:p>
        </text:list-item>
        <text:list-item>
          <text:p text:style-name="P597">AA169030441BR</text:p>
        </text:list-item>
        <text:list-item>
          <text:p text:style-name="P598">AK202201986BR</text:p>
        </text:list-item>
        <text:list-item>
          <text:p text:style-name="P599">AA167266382BR</text:p>
        </text:list-item>
        <text:list-item>
          <text:p text:style-name="P600">AK198109815BR</text:p>
        </text:list-item>
        <text:list-item>
          <text:p text:style-name="P601">AK198178776BR</text:p>
        </text:list-item>
        <text:list-item>
          <text:p text:style-name="P602">AK198141612BR</text:p>
        </text:list-item>
        <text:list-item>
          <text:p text:style-name="P603">AK201203212BR</text:p>
        </text:list-item>
        <text:list-item>
          <text:p text:style-name="P604">AA169338440BR</text:p>
        </text:list-item>
        <text:list-item>
          <text:p text:style-name="P605">AA169564049BR</text:p>
        </text:list-item>
        <text:list-item>
          <text:p text:style-name="P606">AK202077590BR</text:p>
        </text:list-item>
        <text:list-item>
          <text:p text:style-name="P607">AK202527020BR</text:p>
        </text:list-item>
        <text:list-item>
          <text:p text:style-name="P608">AA167012255BR</text:p>
        </text:list-item>
        <text:list-item>
          <text:p text:style-name="P609">AK202515052BR</text:p>
        </text:list-item>
        <text:list-item>
          <text:p text:style-name="P610">AK200597306BR</text:p>
        </text:list-item>
        <text:list-item>
          <text:p text:style-name="P611">AA167914334BR</text:p>
        </text:list-item>
        <text:list-item>
          <text:p text:style-name="P612">AK201391192BR</text:p>
        </text:list-item>
        <text:list-item>
          <text:p text:style-name="P613">AK203167668BR</text:p>
        </text:list-item>
        <text:list-item>
          <text:p text:style-name="P614">AK202501929BR</text:p>
        </text:list-item>
        <text:list-item>
          <text:p text:style-name="P615">AK197844929BR</text:p>
        </text:list-item>
        <text:list-item>
          <text:p text:style-name="P616">AK200287406BR</text:p>
        </text:list-item>
        <text:list-item>
          <text:p text:style-name="P617">AA167115100BR</text:p>
        </text:list-item>
        <text:list-item>
          <text:p text:style-name="P618">AK198898999BR</text:p>
        </text:list-item>
        <text:list-item>
          <text:p text:style-name="P619">AK199131894BR</text:p>
        </text:list-item>
        <text:list-item>
          <text:p text:style-name="P620">AA167648395BR</text:p>
        </text:list-item>
        <text:list-item>
          <text:p text:style-name="P621">AK201884192BR</text:p>
        </text:list-item>
        <text:list-item>
          <text:p text:style-name="P622">AK201041611BR</text:p>
        </text:list-item>
        <text:list-item>
          <text:p text:style-name="P623">AK197886141BR</text:p>
        </text:list-item>
        <text:list-item>
          <text:p text:style-name="P624">AA166899009BR</text:p>
        </text:list-item>
        <text:list-item>
          <text:p text:style-name="P625">AK198869992BR</text:p>
        </text:list-item>
        <text:list-item>
          <text:p text:style-name="P626">AK204244091BR</text:p>
        </text:list-item>
        <text:list-item>
          <text:p text:style-name="P627">AK199118306BR</text:p>
        </text:list-item>
        <text:list-item>
          <text:p text:style-name="P628">AK200836920BR</text:p>
        </text:list-item>
        <text:list-item>
          <text:p text:style-name="P629"><text:span text:style-name="T630">AK199125528BR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4" style:parent-style-name="Fonteparág.padrão" style:family="text">
      <style:text-properties style:language-asian="pt" style:country-asian="BR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2951in" style:use-optimal-column-width="false"/>
    </style:style>
    <style:style style:name="TableColumn19" style:family="table-column">
      <style:table-column-properties style:column-width="1.0756in" style:use-optimal-column-width="false"/>
    </style:style>
    <style:style style:name="TableColumn20" style:family="table-column">
      <style:table-column-properties style:column-width="0.1965in" style:use-optimal-column-width="false"/>
    </style:style>
    <style:style style:name="TableColumn21" style:family="table-column">
      <style:table-column-properties style:column-width="0.1201in" style:use-optimal-column-width="false"/>
    </style:style>
    <style:style style:name="TableColumn22" style:family="table-column">
      <style:table-column-properties style:column-width="0.1826in" style:use-optimal-column-width="false"/>
    </style:style>
    <style:style style:name="TableColumn23" style:family="table-column">
      <style:table-column-properties style:column-width="0.5465in" style:use-optimal-column-width="false"/>
    </style:style>
    <style:style style:name="TableColumn24" style:family="table-column">
      <style:table-column-properties style:column-width="0.0895in" style:use-optimal-column-width="false"/>
    </style:style>
    <style:style style:name="TableColumn25" style:family="table-column">
      <style:table-column-properties style:column-width="0.1972in" style:use-optimal-column-width="false"/>
    </style:style>
    <style:style style:name="TableColumn26" style:family="table-column">
      <style:table-column-properties style:column-width="0.2951in" style:use-optimal-column-width="false"/>
    </style:style>
    <style:style style:name="TableColumn27" style:family="table-column">
      <style:table-column-properties style:column-width="1.3923in" style:use-optimal-column-width="false"/>
    </style:style>
    <style:style style:name="TableColumn28" style:family="table-column">
      <style:table-column-properties style:column-width="0.1826in" style:use-optimal-column-width="false"/>
    </style:style>
    <style:style style:name="TableColumn29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-0.3006in" table:align="left"/>
    </style:style>
    <style:style style:name="TableRow30" style:family="table-row">
      <style:table-row-properties style:min-row-height="0.1965in" style:use-optimal-row-height="false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P32" style:parent-style-name="LO-Normal" style:family="paragraph">
      <style:paragraph-properties fo:text-align="center" fo:margin-bottom="0in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LO-Normal" style:family="paragraph">
      <style:paragraph-properties fo:text-align="center" fo:margin-bottom="0in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P36" style:parent-style-name="LO-Normal" style:family="paragraph">
      <style:paragraph-properties fo:text-align="center" fo:margin-bottom="0in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P38" style:parent-style-name="LO-Normal" style:family="paragraph">
      <style:paragraph-properties fo:text-align="center" fo:margin-bottom="0in"/>
    </style:style>
    <style:style style:name="TableCell39" style:family="table-cell">
      <style:table-cell-properties fo:border="none" style:writing-mode="lr-tb" fo:padding-top="0in" fo:padding-left="0.0069in" fo:padding-bottom="0in" fo:padding-right="0.0069in"/>
    </style:style>
    <style:style style:name="P40" style:parent-style-name="LO-Normal" style:family="paragraph">
      <style:paragraph-properties fo:text-align="center" fo:margin-bottom="0in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P42" style:parent-style-name="LO-Normal" style:family="paragraph">
      <style:paragraph-properties fo:text-align="center" fo:margin-bottom="0in"/>
    </style:style>
    <style:style style:name="TableCell43" style:family="table-cell">
      <style:table-cell-properties fo:border="none" style:writing-mode="lr-tb" fo:padding-top="0in" fo:padding-left="0.0069in" fo:padding-bottom="0in" fo:padding-right="0.0069in"/>
    </style:style>
    <style:style style:name="P44" style:parent-style-name="LO-Normal" style:family="paragraph">
      <style:paragraph-properties fo:text-align="center" fo:margin-bottom="0in"/>
    </style:style>
    <style:style style:name="TableCell45" style:family="table-cell">
      <style:table-cell-properties fo:border="none" style:writing-mode="lr-tb" fo:padding-top="0in" fo:padding-left="0.0069in" fo:padding-bottom="0in" fo:padding-right="0.0069in"/>
    </style:style>
    <style:style style:name="P46" style:parent-style-name="LO-Normal" style:family="paragraph">
      <style:paragraph-properties fo:text-align="center" fo:margin-bottom="0in"/>
    </style:style>
    <style:style style:name="TableCell47" style:family="table-cell">
      <style:table-cell-properties fo:border="none" style:writing-mode="lr-tb" fo:padding-top="0in" fo:padding-left="0.0069in" fo:padding-bottom="0in" fo:padding-right="0.0069in"/>
    </style:style>
    <style:style style:name="P48" style:parent-style-name="LO-Normal" style:family="paragraph">
      <style:paragraph-properties fo:text-align="center" fo:margin-bottom="0in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  <style:style style:name="P50" style:parent-style-name="LO-Normal" style:family="paragraph">
      <style:paragraph-properties fo:text-align="center" fo:margin-bottom="0in"/>
    </style:style>
    <style:style style:name="TableCell51" style:family="table-cell">
      <style:table-cell-properties fo:border="none" style:writing-mode="lr-tb" fo:padding-top="0in" fo:padding-left="0.0069in" fo:padding-bottom="0in" fo:padding-right="0.0069in"/>
    </style:style>
    <style:style style:name="P52" style:parent-style-name="LO-Normal" style:family="paragraph">
      <style:paragraph-properties fo:text-align="center" fo:margin-bottom="0in"/>
    </style:style>
    <style:style style:name="TableCell53" style:family="table-cell">
      <style:table-cell-properties fo:border="none" style:writing-mode="lr-tb" fo:padding-top="0in" fo:padding-left="0.0069in" fo:padding-bottom="0in" fo:padding-right="0.0069in"/>
    </style:style>
    <style:style style:name="P54" style:parent-style-name="LO-Normal" style:family="paragraph">
      <style:paragraph-properties fo:text-align="center" fo:margin-bottom="0in"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P56" style:parent-style-name="LO-Normal" style:family="paragraph">
      <style:paragraph-properties fo:text-align="center" fo:margin-bottom="0in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P58" style:parent-style-name="LO-Normal" style:family="paragraph">
      <style:paragraph-properties fo:text-align="center" fo:margin-bottom="0in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name="P60" style:parent-style-name="LO-Normal" style:family="paragraph">
      <style:paragraph-properties fo:text-align="center" fo:margin-bottom="0in"/>
    </style:style>
    <style:style style:name="TableRow61" style:family="table-row">
      <style:table-row-properties style:row-height="0.3097in" style:use-optimal-row-height="false"/>
    </style:style>
    <style:style style:name="TableCell62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3" style:parent-style-name="LO-Normal" style:family="paragraph">
      <style:text-properties fo:font-size="9pt" style:font-size-asian="9pt" style:font-size-complex="9pt"/>
    </style:style>
    <style:style style:name="TableCell6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5" style:parent-style-name="LO-Normal" style:family="paragraph">
      <style:paragraph-properties fo:text-align="center" fo:margin-bottom="0in"/>
    </style:style>
    <style:style style:name="TableCell6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7" style:parent-style-name="LO-Normal" style:family="paragraph">
      <style:paragraph-properties fo:margin-bottom="0in"/>
    </style:style>
    <style:style style:name="T68" style:parent-style-name="Fonteparág.padrão" style:family="text">
      <style:text-properties fo:font-size="9pt" style:font-size-asian="9pt" style:font-size-complex="9pt"/>
    </style:style>
    <style:style style:name="TableCell6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0" style:parent-style-name="LO-Normal" style:family="paragraph">
      <style:paragraph-properties fo:text-align="center" fo:margin-bottom="0in"/>
    </style:style>
    <style:style style:name="TableCell71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2" style:parent-style-name="LO-Normal" style:family="paragraph">
      <style:paragraph-properties fo:text-align="center" fo:margin-bottom="0in"/>
    </style:style>
    <style:style style:name="T73" style:parent-style-name="Fonteparág.padrão" style:family="text">
      <style:text-properties fo:font-size="8pt" style:font-size-asian="8pt" style:font-size-complex="9pt"/>
    </style:style>
    <style:style style:name="TableCell7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5" style:parent-style-name="LO-Normal" style:family="paragraph">
      <style:paragraph-properties fo:text-align="center" fo:margin-bottom="0in"/>
    </style:style>
    <style:style style:name="TableCell7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7" style:parent-style-name="LO-Normal" style:family="paragraph">
      <style:paragraph-properties fo:text-align="center" fo:margin-bottom="0in"/>
    </style:style>
    <style:style style:name="T78" style:parent-style-name="Fonteparág.padrão" style:family="text">
      <style:text-properties fo:font-size="8pt" style:font-size-asian="8pt" style:font-size-complex="9pt"/>
    </style:style>
    <style:style style:name="TableCell7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0" style:parent-style-name="LO-Normal" style:family="paragraph">
      <style:paragraph-properties fo:text-align="center" fo:margin-bottom="0in"/>
    </style:style>
    <style:style style:name="TableCell81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2" style:parent-style-name="LO-Normal" style:family="paragraph">
      <style:text-properties fo:font-size="9pt" style:font-size-asian="9pt" style:font-size-complex="9pt"/>
    </style:style>
    <style:style style:name="TableCell83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4" style:parent-style-name="LO-Normal" style:family="paragraph">
      <style:text-properties fo:font-size="9pt" style:font-size-asian="9pt" style:font-size-complex="9pt"/>
    </style:style>
    <style:style style:name="TableRow85" style:family="table-row">
      <style:table-row-properties style:row-height="0.1215in" style:use-optimal-row-height="false"/>
    </style:style>
    <style:style style:name="TableCell86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7" style:parent-style-name="LO-Normal" style:family="paragraph">
      <style:text-properties fo:font-size="9pt" style:font-size-asian="9pt" style:font-size-complex="9pt"/>
    </style:style>
    <style:style style:name="TableCell88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text-properties fo:font-size="9pt" style:font-size-asian="9pt" style:font-size-complex="9pt"/>
    </style:style>
    <style:style style:name="TableCell9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1" style:parent-style-name="LO-Normal" style:family="paragraph">
      <style:text-properties fo:font-size="9pt" style:font-size-asian="9pt" style:font-size-complex="9pt"/>
    </style:style>
    <style:style style:name="TableCell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3" style:parent-style-name="LO-Normal" style:family="paragraph">
      <style:text-properties fo:font-size="9pt" style:font-size-asian="9pt" style:font-size-complex="9pt"/>
    </style:style>
    <style:style style:name="TableCell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text-properties fo:font-size="9pt" style:font-size-asian="9pt" style:font-size-complex="9pt"/>
    </style:style>
    <style:style style:name="TableCell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7" style:parent-style-name="LO-Normal" style:family="paragraph">
      <style:text-properties fo:font-size="9pt" style:font-size-asian="9pt" style:font-size-complex="9pt"/>
    </style:style>
    <style:style style:name="TableCell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9" style:parent-style-name="LO-Normal" style:family="paragraph">
      <style:text-properties fo:font-size="9pt" style:font-size-asian="9pt" style:font-size-complex="9pt"/>
    </style:style>
    <style:style style:name="TableCell1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1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2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4" style:family="table-column">
      <style:table-column-properties style:column-width="1.575in" style:use-optimal-column-width="false"/>
    </style:style>
    <style:style style:name="TableColumn105" style:family="table-column">
      <style:table-column-properties style:column-width="1.3784in" style:use-optimal-column-width="false"/>
    </style:style>
    <style:style style:name="TableColumn106" style:family="table-column">
      <style:table-column-properties style:column-width="0.8861in" style:use-optimal-column-width="false"/>
    </style:style>
    <style:style style:name="TableColumn107" style:family="table-column">
      <style:table-column-properties style:column-width="0.0527in" style:use-optimal-column-width="false"/>
    </style:style>
    <style:style style:name="TableColumn108" style:family="table-column">
      <style:table-column-properties style:column-width="1.2798in" style:use-optimal-column-width="false"/>
    </style:style>
    <style:style style:name="TableColumn109" style:family="table-column">
      <style:table-column-properties style:column-width="0.2951in" style:use-optimal-column-width="false"/>
    </style:style>
    <style:style style:name="TableColumn110" style:family="table-column">
      <style:table-column-properties style:column-width="1.575in" style:use-optimal-column-width="false"/>
    </style:style>
    <style:style style:name="TableColumn111" style:family="table-column">
      <style:table-column-properties style:column-width="0.8333in" style:use-optimal-column-width="false"/>
    </style:style>
    <style:style style:name="Table103" style:family="table">
      <style:table-properties style:width="7.8756in" fo:margin-left="0in" table:align="left"/>
    </style:style>
    <style:style style:name="TableRow112" style:family="table-row">
      <style:table-row-properties style:min-row-height="0.1298in" style:use-optimal-row-height="false" fo:keep-together="always"/>
    </style:style>
    <style:style style:name="TableCell113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6" style:family="table-row">
      <style:table-row-properties style:row-height="0.0694in" style:use-optimal-row-height="false"/>
    </style:style>
    <style:style style:name="TableCell117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8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19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1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2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3" style:family="table-row">
      <style:table-row-properties style:min-row-height="0.1576in" style:use-optimal-row-height="false"/>
    </style:style>
    <style:style style:name="TableCell124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text-align="center" fo:margin-bottom="0in"/>
    </style:style>
    <style:style style:name="T12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7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8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29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0" style:parent-style-name="LO-Normal" style:family="paragraph">
      <style:paragraph-properties fo:text-align="center" fo:margin-bottom="0in"/>
    </style:style>
    <style:style style:name="T131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2" style:family="table-row">
      <style:table-row-properties style:min-row-height="0.1972in" style:use-optimal-row-height="false"/>
    </style:style>
    <style:style style:name="TableCell13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4" style:parent-style-name="LO-Normal" style:family="paragraph">
      <style:paragraph-properties fo:margin-bottom="0in"/>
    </style:style>
    <style:style style:name="T13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6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7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39" style:family="table-row">
      <style:table-row-properties style:min-row-height="0.1972in" style:use-optimal-row-height="false"/>
    </style:style>
    <style:style style:name="TableCell14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1" style:parent-style-name="LO-Normal" style:family="paragraph">
      <style:paragraph-properties fo:margin-bottom="0in"/>
    </style:style>
    <style:style style:name="T142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4" style:parent-style-name="LO-Normal" style:family="paragraph">
      <style:paragraph-properties fo:margin-bottom="0in"/>
    </style:style>
    <style:style style:name="T14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6" style:family="table-row">
      <style:table-row-properties style:min-row-height="0.1972in" style:use-optimal-row-height="false"/>
    </style:style>
    <style:style style:name="TableCell14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8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49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0" style:parent-style-name="LO-Normal" style:family="paragraph">
      <style:paragraph-properties fo:margin-bottom="0in"/>
    </style:style>
    <style:style style:name="TableRow151" style:family="table-row">
      <style:table-row-properties style:min-row-height="0.1972in" style:use-optimal-row-height="false"/>
    </style:style>
    <style:style style:name="TableCell152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3" style:parent-style-name="LO-Normal" style:family="paragraph">
      <style:paragraph-properties fo:margin-bottom="0in"/>
    </style:style>
    <style:style style:name="T15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5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6" style:parent-style-name="LO-Normal" style:family="paragraph">
      <style:paragraph-properties fo:margin-bottom="0in"/>
    </style:style>
    <style:style style:name="T15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8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9" style:parent-style-name="LO-Normal" style:family="paragraph">
      <style:paragraph-properties fo:margin-bottom="0in"/>
    </style:style>
    <style:style style:name="T16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1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2" style:parent-style-name="LO-Normal" style:family="paragraph">
      <style:paragraph-properties fo:margin-bottom="0in"/>
    </style:style>
    <style:style style:name="T16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4" style:family="table-row">
      <style:table-row-properties style:min-row-height="0.1972in" style:use-optimal-row-height="false"/>
    </style:style>
    <style:style style:name="TableCell165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6" style:parent-style-name="LO-Normal" style:family="paragraph">
      <style:paragraph-properties fo:margin-bottom="0in"/>
    </style:style>
    <style:style style:name="T16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8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69" style:parent-style-name="LO-Normal" style:family="paragraph">
      <style:paragraph-properties fo:margin-bottom="0in"/>
    </style:style>
    <style:style style:name="T17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1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2" style:parent-style-name="LO-Normal" style:family="paragraph">
      <style:paragraph-properties fo:margin-bottom="0in"/>
    </style:style>
    <style:style style:name="T17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4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5" style:parent-style-name="LO-Normal" style:family="paragraph">
      <style:paragraph-properties fo:margin-bottom="0in"/>
    </style:style>
    <style:style style:name="T17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7" style:family="table-row">
      <style:table-row-properties style:row-height="0.0694in" style:use-optimal-row-height="false"/>
    </style:style>
    <style:style style:name="TableCell17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79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0" style:family="table-row">
      <style:table-row-properties style:row-height="0.1576in" style:use-optimal-row-height="false"/>
    </style:style>
    <style:style style:name="TableCell181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2" style:parent-style-name="LO-Normal" style:family="paragraph">
      <style:paragraph-properties fo:text-align="center" fo:margin-bottom="0in"/>
    </style:style>
    <style:style style:name="T18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4" style:family="table-row">
      <style:table-row-properties style:row-height="0.1576in" style:use-optimal-row-height="false"/>
    </style:style>
    <style:style style:name="TableCell185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6" style:parent-style-name="LO-Normal" style:family="paragraph">
      <style:paragraph-properties fo:text-align="center" fo:margin-bottom="0in"/>
    </style:style>
    <style:style style:name="T187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8" style:parent-style-name="LO-Normal" style:family="paragraph">
      <style:paragraph-properties fo:text-align="center" fo:margin-bottom="0in"/>
    </style:style>
    <style:style style:name="T189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0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1" style:parent-style-name="LO-Normal" style:family="paragraph">
      <style:paragraph-properties fo:text-align="center" fo:margin-bottom="0in"/>
    </style:style>
    <style:style style:name="T192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3" style:parent-style-name="LO-Normal" style:family="paragraph">
      <style:paragraph-properties fo:text-align="center" fo:margin-bottom="0in"/>
    </style:style>
    <style:style style:name="T194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5" style:family="table-row">
      <style:table-row-properties style:row-height="0.1965in" style:use-optimal-row-height="false"/>
    </style:style>
    <style:style style:name="TableCell196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7" style:parent-style-name="LO-Normal" style:family="paragraph">
      <style:paragraph-properties fo:margin-bottom="0in"/>
    </style:style>
    <style:style style:name="TableCell198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9" style:parent-style-name="LO-Normal" style:family="paragraph">
      <style:paragraph-properties fo:text-align="center" fo:margin-bottom="0in"/>
    </style:style>
    <style:style style:name="TableRow200" style:family="table-row">
      <style:table-row-properties style:min-row-height="0.1965in" style:use-optimal-row-height="false"/>
    </style:style>
    <style:style style:name="TableCell201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2" style:parent-style-name="LO-Normal" style:family="paragraph">
      <style:paragraph-properties fo:margin-bottom="0in"/>
    </style:style>
    <style:style style:name="TableCell203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4" style:parent-style-name="LO-Normal" style:family="paragraph">
      <style:paragraph-properties fo:text-align="center" fo:margin-bottom="0in"/>
    </style:style>
    <style:style style:name="P205" style:parent-style-name="LO-Normal" style:family="paragraph">
      <style:paragraph-properties fo:margin-bottom="0in" fo:margin-right="-1.1812in"/>
    </style:style>
    <style:style style:name="T206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08" style:family="table-column">
      <style:table-column-properties style:column-width="0.0527in" style:use-optimal-column-width="false"/>
    </style:style>
    <style:style style:name="TableColumn209" style:family="table-column">
      <style:table-column-properties style:column-width="0.1972in" style:use-optimal-column-width="false"/>
    </style:style>
    <style:style style:name="TableColumn210" style:family="table-column">
      <style:table-column-properties style:column-width="0.8861in" style:use-optimal-column-width="false"/>
    </style:style>
    <style:style style:name="TableColumn211" style:family="table-column">
      <style:table-column-properties style:column-width="0.0527in" style:use-optimal-column-width="false"/>
    </style:style>
    <style:style style:name="TableColumn212" style:family="table-column">
      <style:table-column-properties style:column-width="0.1437in" style:use-optimal-column-width="false"/>
    </style:style>
    <style:style style:name="TableColumn213" style:family="table-column">
      <style:table-column-properties style:column-width="0.2423in" style:use-optimal-column-width="false"/>
    </style:style>
    <style:style style:name="TableColumn214" style:family="table-column">
      <style:table-column-properties style:column-width="0.0986in" style:use-optimal-column-width="false"/>
    </style:style>
    <style:style style:name="TableColumn215" style:family="table-column">
      <style:table-column-properties style:column-width="0.4895in" style:use-optimal-column-width="false"/>
    </style:style>
    <style:style style:name="TableColumn216" style:family="table-column">
      <style:table-column-properties style:column-width="0.0187in" style:use-optimal-column-width="false"/>
    </style:style>
    <style:style style:name="TableColumn217" style:family="table-column">
      <style:table-column-properties style:column-width="0.0895in" style:use-optimal-column-width="false"/>
    </style:style>
    <style:style style:name="TableColumn218" style:family="table-column">
      <style:table-column-properties style:column-width="0.1361in" style:use-optimal-column-width="false"/>
    </style:style>
    <style:style style:name="TableColumn219" style:family="table-column">
      <style:table-column-properties style:column-width="0.0611in" style:use-optimal-column-width="false"/>
    </style:style>
    <style:style style:name="TableColumn220" style:family="table-column">
      <style:table-column-properties style:column-width="0.2951in" style:use-optimal-column-width="false"/>
    </style:style>
    <style:style style:name="TableColumn221" style:family="table-column">
      <style:table-column-properties style:column-width="1.0756in" style:use-optimal-column-width="false"/>
    </style:style>
    <style:style style:name="TableColumn222" style:family="table-column">
      <style:table-column-properties style:column-width="0.1965in" style:use-optimal-column-width="false"/>
    </style:style>
    <style:style style:name="TableColumn223" style:family="table-column">
      <style:table-column-properties style:column-width="0.1201in" style:use-optimal-column-width="false"/>
    </style:style>
    <style:style style:name="TableColumn224" style:family="table-column">
      <style:table-column-properties style:column-width="0.1826in" style:use-optimal-column-width="false"/>
    </style:style>
    <style:style style:name="TableColumn225" style:family="table-column">
      <style:table-column-properties style:column-width="0.5465in" style:use-optimal-column-width="false"/>
    </style:style>
    <style:style style:name="TableColumn226" style:family="table-column">
      <style:table-column-properties style:column-width="0.0895in" style:use-optimal-column-width="false"/>
    </style:style>
    <style:style style:name="TableColumn227" style:family="table-column">
      <style:table-column-properties style:column-width="0.1972in" style:use-optimal-column-width="false"/>
    </style:style>
    <style:style style:name="TableColumn228" style:family="table-column">
      <style:table-column-properties style:column-width="0.2951in" style:use-optimal-column-width="false"/>
    </style:style>
    <style:style style:name="TableColumn229" style:family="table-column">
      <style:table-column-properties style:column-width="1.3923in" style:use-optimal-column-width="false"/>
    </style:style>
    <style:style style:name="TableColumn230" style:family="table-column">
      <style:table-column-properties style:column-width="0.1826in" style:use-optimal-column-width="false"/>
    </style:style>
    <style:style style:name="TableColumn231" style:family="table-column">
      <style:table-column-properties style:column-width="0.8333in" style:use-optimal-column-width="false"/>
    </style:style>
    <style:style style:name="Table207" style:family="table">
      <style:table-properties style:width="7.8756in" fo:margin-left="0in" table:align="center"/>
    </style:style>
    <style:style style:name="TableRow232" style:family="table-row">
      <style:table-row-properties style:min-row-height="0.1965in" style:use-optimal-row-height="false"/>
    </style:style>
    <style:style style:name="TableCell233" style:family="table-cell">
      <style:table-cell-properties fo:border="none" style:writing-mode="lr-tb" fo:padding-top="0in" fo:padding-left="0.0069in" fo:padding-bottom="0in" fo:padding-right="0.0069in"/>
    </style:style>
    <style:style style:name="P234" style:parent-style-name="LO-Normal" style:family="paragraph">
      <style:paragraph-properties fo:text-align="center" fo:margin-bottom="0in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Row263" style:family="table-row">
      <style:table-row-properties style:row-height="0.3097in" style:use-optimal-row-height="false"/>
    </style:style>
    <style:style style:name="TableCell264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5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7" style:parent-style-name="LO-Normal" style:family="paragraph">
      <style:paragraph-properties fo:text-align="center" fo:margin-bottom="0in"/>
    </style:style>
    <style:style style:name="TableCell26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margin-bottom="0in"/>
    </style:style>
    <style:style style:name="T270" style:parent-style-name="Fonteparág.padrão" style:family="text">
      <style:text-properties fo:font-size="9pt" style:font-size-asian="9pt" style:font-size-complex="9pt"/>
    </style:style>
    <style:style style:name="TableCell27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2" style:parent-style-name="LO-Normal" style:family="paragraph">
      <style:paragraph-properties fo:text-align="center" fo:margin-bottom="0in"/>
    </style:style>
    <style:style style:name="TableCell273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275" style:parent-style-name="Fonteparág.padrão" style:family="text">
      <style:text-properties fo:font-size="8pt" style:font-size-asian="8pt" style:font-size-complex="9pt"/>
    </style:style>
    <style:style style:name="TableCell27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7" style:parent-style-name="LO-Normal" style:family="paragraph">
      <style:paragraph-properties fo:text-align="center" fo:margin-bottom="0in"/>
    </style:style>
    <style:style style:name="TableCell27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280" style:parent-style-name="Fonteparág.padrão" style:family="text">
      <style:text-properties fo:font-size="8pt" style:font-size-asian="8pt" style:font-size-complex="9pt"/>
    </style:style>
    <style:style style:name="TableCell28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2" style:parent-style-name="LO-Normal" style:family="paragraph">
      <style:paragraph-properties fo:text-align="center" fo:margin-bottom="0in"/>
    </style:style>
    <style:style style:name="TableCell283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text-properties fo:font-size="9pt" style:font-size-asian="9pt" style:font-size-complex="9pt"/>
    </style:style>
    <style:style style:name="TableCell285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Row287" style:family="table-row">
      <style:table-row-properties style:row-height="0.1597in" style:use-optimal-row-height="false"/>
    </style:style>
    <style:style style:name="TableCell288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89" style:parent-style-name="LO-Normal" style:family="paragraph">
      <style:text-properties fo:font-size="9pt" style:font-size-asian="9pt" style:font-size-complex="9pt"/>
    </style:style>
    <style:style style:name="TableCell290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4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1312" draw:style-name="a0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4"><draw:connector draw:type="line" svg:x1="-0.32301in" svg:y1="0.36393in" svg:x2="7.59713in" svg:y2="0.36393in" draw:z-index="251659264" draw:id="id0" draw:style-name="a1" draw:name="Conector reto 2" text:anchor-type="paragraph"><svg:title/><svg:desc/></draw:connector></text:span></text:p>
        <table:table table:style-name="Table5">
          <table:table-columns>
            <table:table-column table:style-name="TableColumn6"/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</table:table-columns>
          <table:table-row table:style-name="TableRow30">
            <table:table-cell table:style-name="TableCell31" table:number-columns-spanned="2">
              <text:p text:style-name="P32"/>
            </table:table-cell>
            <table:covered-table-cell/>
            <table:table-cell table:style-name="TableCell33">
              <text:p text:style-name="P34"/>
            </table:table-cell>
            <table:table-cell table:style-name="TableCell35">
              <text:p text:style-name="P36"/>
            </table:table-cell>
            <table:table-cell table:style-name="TableCell37">
              <text:p text:style-name="P38"/>
            </table:table-cell>
            <table:table-cell table:style-name="TableCell39" table:number-columns-spanned="4">
              <text:p text:style-name="P40"/>
            </table:table-cell>
            <table:covered-table-cell/>
            <table:covered-table-cell/>
            <table:covered-table-cell/>
            <table:table-cell table:style-name="TableCell41">
              <text:p text:style-name="P42"/>
            </table:table-cell>
            <table:table-cell table:style-name="TableCell43" table:number-columns-spanned="2">
              <text:p text:style-name="P44"/>
            </table:table-cell>
            <table:covered-table-cell/>
            <table:table-cell table:style-name="TableCell45">
              <text:p text:style-name="P46"/>
            </table:table-cell>
            <table:table-cell table:style-name="TableCell47" table:number-columns-spanned="3">
              <text:p text:style-name="P48"/>
            </table:table-cell>
            <table:covered-table-cell/>
            <table:covered-table-cell/>
            <table:table-cell table:style-name="TableCell49">
              <text:p text:style-name="P50"/>
            </table:table-cell>
            <table:table-cell table:style-name="TableCell51" table:number-columns-spanned="3">
              <text:p text:style-name="P52"/>
            </table:table-cell>
            <table:covered-table-cell/>
            <table:covered-table-cell/>
            <table:table-cell table:style-name="TableCell53">
              <text:p text:style-name="P54"/>
            </table:table-cell>
            <table:table-cell table:style-name="TableCell55">
              <text:p text:style-name="P56"/>
            </table:table-cell>
            <table:table-cell table:style-name="TableCell57">
              <text:p text:style-name="P58"/>
            </table:table-cell>
            <table:table-cell table:style-name="TableCell59">
              <text:p text:style-name="P60"/>
            </table:table-cell>
          </table:table-row>
          <table:table-row table:style-name="TableRow61">
            <table:table-cell table:style-name="TableCell62">
              <text:p text:style-name="P63"/>
            </table:table-cell>
            <table:table-cell table:style-name="TableCell64" table:number-columns-spanned="5">
              <text:p text:style-name="P65">Arujá</text:p>
            </table:table-cell>
            <table:covered-table-cell/>
            <table:covered-table-cell/>
            <table:covered-table-cell/>
            <table:covered-table-cell/>
            <table:table-cell table:style-name="TableCell66">
              <text:p text:style-name="P67"><text:span text:style-name="T68">,</text:span></text:p>
            </table:table-cell>
            <table:table-cell table:style-name="TableCell69">
              <text:p text:style-name="P70">10</text:p>
            </table:table-cell>
            <table:table-cell table:style-name="TableCell71" table:number-columns-spanned="3">
              <text:p text:style-name="P72"><text:span text:style-name="T73">de</text:span></text:p>
            </table:table-cell>
            <table:covered-table-cell/>
            <table:covered-table-cell/>
            <table:table-cell table:style-name="TableCell74" table:number-columns-spanned="3">
              <text:p text:style-name="P75">Julho</text:p>
            </table:table-cell>
            <table:covered-table-cell/>
            <table:covered-table-cell/>
            <table:table-cell table:style-name="TableCell76">
              <text:p text:style-name="P77"><text:span text:style-name="T78">de</text:span></text:p>
            </table:table-cell>
            <table:table-cell table:style-name="TableCell79" table:number-columns-spanned="3">
              <text:p text:style-name="P80">2024</text:p>
            </table:table-cell>
            <table:covered-table-cell/>
            <table:covered-table-cell/>
            <table:table-cell table:style-name="TableCell81" table:number-rows-spanned="2">
              <text:p text:style-name="P82"/>
            </table:table-cell>
            <table:table-cell table:style-name="TableCell83" table:number-columns-spanned="5">
              <text:p text:style-name="P84"/>
            </table:table-cell>
            <table:covered-table-cell/>
            <table:covered-table-cell/>
            <table:covered-table-cell/>
            <table:covered-table-cell/>
          </table:table-row>
          <table:table-row table:style-name="TableRow85">
            <table:table-cell table:style-name="TableCell86">
              <text:p text:style-name="P87"/>
            </table:table-cell>
            <table:table-cell table:style-name="TableCell88" table:number-columns-spanned="5">
              <text:p text:style-name="P89"/>
            </table:table-cell>
            <table:covered-table-cell/>
            <table:covered-table-cell/>
            <table:covered-table-cell/>
            <table:covered-table-cell/>
            <table:table-cell table:style-name="TableCell90">
              <text:p text:style-name="P91"/>
            </table:table-cell>
            <table:table-cell table:style-name="TableCell92">
              <text:p text:style-name="P93"/>
            </table:table-cell>
            <table:table-cell table:style-name="TableCell94" table:number-columns-spanned="3">
              <text:p text:style-name="P95"/>
            </table:table-cell>
            <table:covered-table-cell/>
            <table:covered-table-cell/>
            <table:table-cell table:style-name="TableCell96" table:number-columns-spanned="3">
              <text:p text:style-name="P97"/>
            </table:table-cell>
            <table:covered-table-cell/>
            <table:covered-table-cell/>
            <table:table-cell table:style-name="TableCell98">
              <text:p text:style-name="P99"/>
            </table:table-cell>
            <table:table-cell table:style-name="TableCell100" table:number-columns-spanned="3">
              <text:p text:style-name="P101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2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3">
          <table:table-columns>
            <table:table-column table:style-name="TableColumn104"/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</table:table-columns>
          <table:table-row table:style-name="TableRow112">
            <table:table-cell table:style-name="TableCell113" table:number-columns-spanned="8">
              <text:p text:style-name="P114"><text:span text:style-name="T115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6">
            <table:table-cell table:style-name="TableCell117" table:number-columns-spanned="3">
              <text:p text:style-name="P118"/>
            </table:table-cell>
            <table:covered-table-cell/>
            <table:covered-table-cell/>
            <table:table-cell table:style-name="TableCell119">
              <text:p text:style-name="P120"/>
            </table:table-cell>
            <table:table-cell table:style-name="TableCell121" table:number-columns-spanned="4">
              <text:p text:style-name="P122"/>
            </table:table-cell>
            <table:covered-table-cell/>
            <table:covered-table-cell/>
            <table:covered-table-cell/>
          </table:table-row>
          <table:table-row table:style-name="TableRow123">
            <table:table-cell table:style-name="TableCell124" table:number-columns-spanned="3">
              <text:p text:style-name="P125"><text:span text:style-name="T126">R E M E T E N T E</text:span></text:p>
            </table:table-cell>
            <table:covered-table-cell/>
            <table:covered-table-cell/>
            <table:table-cell table:style-name="TableCell127" table:number-rows-spanned="6">
              <text:p text:style-name="P128"/>
            </table:table-cell>
            <table:table-cell table:style-name="TableCell129" table:number-columns-spanned="4">
              <text:p text:style-name="P130"><text:span text:style-name="T131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2">
            <table:table-cell table:style-name="TableCell133" table:number-columns-spanned="3">
              <text:p text:style-name="P134"><text:span text:style-name="T135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6" table:number-columns-spanned="4">
              <text:p text:style-name="P137"><text:span text:style-name="T138">NOME: correios</text:span></text:p>
            </table:table-cell>
            <table:covered-table-cell/>
            <table:covered-table-cell/>
            <table:covered-table-cell/>
          </table:table-row>
          <table:table-row table:style-name="TableRow139">
            <table:table-cell table:style-name="TableCell140" table:number-columns-spanned="3">
              <text:p text:style-name="P141"><text:span text:style-name="T142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3" table:number-columns-spanned="4">
              <text:p text:style-name="P144"><text:span text:style-name="T145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6">
            <table:table-cell table:style-name="TableCell147" table:number-columns-spanned="3">
              <text:p text:style-name="P148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9" table:number-columns-spanned="4">
              <text:p text:style-name="P150"/>
            </table:table-cell>
            <table:covered-table-cell/>
            <table:covered-table-cell/>
            <table:covered-table-cell/>
          </table:table-row>
          <table:table-row table:style-name="TableRow151">
            <table:table-cell table:style-name="TableCell152" table:number-columns-spanned="2">
              <text:p text:style-name="P153"><text:span text:style-name="T154">CIDADE: ARUJÁ</text:span></text:p>
            </table:table-cell>
            <table:covered-table-cell/>
            <table:table-cell table:style-name="TableCell155">
              <text:p text:style-name="P156"><text:span text:style-name="T157">UF: SP</text:span></text:p>
            </table:table-cell>
            <table:covered-table-cell>
              <text:p text:style-name="Normal"/>
            </table:covered-table-cell>
            <table:table-cell table:style-name="TableCell158" table:number-columns-spanned="3">
              <text:p text:style-name="P159"><text:span text:style-name="T160">CIDADE: Itaquaquecetuba</text:span></text:p>
            </table:table-cell>
            <table:covered-table-cell/>
            <table:covered-table-cell/>
            <table:table-cell table:style-name="TableCell161">
              <text:p text:style-name="P162"><text:span text:style-name="T163">UF: <text:s/>SP</text:span></text:p>
            </table:table-cell>
          </table:table-row>
          <table:table-row table:style-name="TableRow164">
            <table:table-cell table:style-name="TableCell165">
              <text:p text:style-name="P166"><text:span text:style-name="T167">CEP: 07401-075</text:span></text:p>
            </table:table-cell>
            <table:table-cell table:style-name="TableCell168" table:number-columns-spanned="2">
              <text:p text:style-name="P169"><text:span text:style-name="T170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1" table:number-columns-spanned="2">
              <text:p text:style-name="P172"><text:span text:style-name="T173">CEP:08589310</text:span></text:p>
            </table:table-cell>
            <table:covered-table-cell/>
            <table:table-cell table:style-name="TableCell174" table:number-columns-spanned="2">
              <text:p text:style-name="P175"><text:span text:style-name="T176">CPF/CNPJ/DOC.ESTRANGEIRO:<text:s/></text:span></text:p>
            </table:table-cell>
            <table:covered-table-cell/>
          </table:table-row>
          <table:table-row table:style-name="TableRow177">
            <table:table-cell table:style-name="TableCell178" table:number-columns-spanned="8">
              <text:p text:style-name="P17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0">
            <table:table-cell table:style-name="TableCell181" table:number-columns-spanned="8">
              <text:p text:style-name="P182"><text:span text:style-name="T183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4">
            <table:table-cell table:style-name="TableCell185" table:number-columns-spanned="5">
              <text:p text:style-name="P186"><text:span text:style-name="T187">RASTREIOS</text:span></text:p>
              <text:p text:style-name="P188"><text:span text:style-name="T189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0" table:number-columns-spanned="3">
              <text:p text:style-name="P191"><text:span text:style-name="T192">DECLARAÇÕES</text:span></text:p>
              <text:p text:style-name="P193"><text:span text:style-name="T194">VALOR</text:span></text:p>
            </table:table-cell>
            <table:covered-table-cell/>
            <table:covered-table-cell/>
          </table:table-row>
          <table:table-row table:style-name="TableRow195">
            <table:table-cell table:style-name="TableCell196" table:number-columns-spanned="5">
              <text:p text:style-name="P197">97<text:s/>Mercado Livre (1°Carro)</text:p>
            </table:table-cell>
            <table:covered-table-cell/>
            <table:covered-table-cell/>
            <table:covered-table-cell/>
            <table:covered-table-cell/>
            <table:table-cell table:style-name="TableCell198" table:number-columns-spanned="3">
              <text:p text:style-name="P199">0</text:p>
            </table:table-cell>
            <table:covered-table-cell/>
            <table:covered-table-cell/>
          </table:table-row>
          <table:table-row table:style-name="TableRow200">
            <table:table-cell table:style-name="TableCell201" table:number-columns-spanned="5">
              <text:p text:style-name="P202">229<text:s/>Mercado Livre (2°Carro)</text:p>
            </table:table-cell>
            <table:covered-table-cell/>
            <table:covered-table-cell/>
            <table:covered-table-cell/>
            <table:covered-table-cell/>
            <table:table-cell table:style-name="TableCell203" table:number-columns-spanned="3">
              <text:p text:style-name="P204">3</text:p>
            </table:table-cell>
            <table:covered-table-cell/>
            <table:covered-table-cell/>
          </table:table-row>
        </table:table>
        <text:p text:style-name="P205"><text:span text:style-name="T206"><draw:frame draw:z-index="251663360" draw:style-name="a2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7">
          <table:table-columns>
            <table:table-column table:style-name="TableColumn208"/>
            <table:table-column table:style-name="TableColumn209"/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</table:table-columns>
          <table:table-row table:style-name="TableRow232">
            <table:table-cell table:style-name="TableCell233" table:number-columns-spanned="2">
              <text:p text:style-name="P234"/>
            </table:table-cell>
            <table:covered-table-cell/>
            <table:table-cell table:style-name="TableCell235">
              <text:p text:style-name="P236"/>
            </table:table-cell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 table:number-columns-spanned="4">
              <text:p text:style-name="P242"/>
            </table:table-cell>
            <table:covered-table-cell/>
            <table:covered-table-cell/>
            <table:covered-table-cell/>
            <table:table-cell table:style-name="TableCell243">
              <text:p text:style-name="P244"/>
            </table:table-cell>
            <table:table-cell table:style-name="TableCell245" table:number-columns-spanned="2">
              <text:p text:style-name="P246"/>
            </table:table-cell>
            <table:covered-table-cell/>
            <table:table-cell table:style-name="TableCell247">
              <text:p text:style-name="P248"/>
            </table:table-cell>
            <table:table-cell table:style-name="TableCell249" table:number-columns-spanned="3">
              <text:p text:style-name="P250"/>
            </table:table-cell>
            <table:covered-table-cell/>
            <table:covered-table-cell/>
            <table:table-cell table:style-name="TableCell251">
              <text:p text:style-name="P252"/>
            </table:table-cell>
            <table:table-cell table:style-name="TableCell253" table:number-columns-spanned="3">
              <text:p text:style-name="P254"/>
            </table:table-cell>
            <table:covered-table-cell/>
            <table:covered-table-cell/>
            <table:table-cell table:style-name="TableCell255">
              <text:p text:style-name="P256"/>
            </table:table-cell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</table:table-row>
          <table:table-row table:style-name="TableRow263">
            <table:table-cell table:style-name="TableCell264">
              <text:p text:style-name="LO-Normal"><text:span text:style-name="T265"><draw:connector draw:type="line" svg:x1="-0.0125in" svg:y1="-0.04514in" svg:x2="7.85208in" svg:y2="-0.04514in" draw:z-index="251664384" draw:id="id1" draw:style-name="a3" draw:name="Conector reto 4" text:anchor-type="paragraph"><svg:title/><svg:desc/></draw:connector></text:span></text:p>
            </table:table-cell>
            <table:table-cell table:style-name="TableCell266" table:number-columns-spanned="5">
              <text:p text:style-name="P267">Arujá</text:p>
            </table:table-cell>
            <table:covered-table-cell/>
            <table:covered-table-cell/>
            <table:covered-table-cell/>
            <table:covered-table-cell/>
            <table:table-cell table:style-name="TableCell268">
              <text:p text:style-name="P269"><text:span text:style-name="T270">,</text:span></text:p>
            </table:table-cell>
            <table:table-cell table:style-name="TableCell271">
              <text:p text:style-name="P272">10</text:p>
            </table:table-cell>
            <table:table-cell table:style-name="TableCell273" table:number-columns-spanned="3">
              <text:p text:style-name="P274"><text:span text:style-name="T275">de</text:span></text:p>
            </table:table-cell>
            <table:covered-table-cell/>
            <table:covered-table-cell/>
            <table:table-cell table:style-name="TableCell276" table:number-columns-spanned="3">
              <text:p text:style-name="P277">Julho</text:p>
            </table:table-cell>
            <table:covered-table-cell/>
            <table:covered-table-cell/>
            <table:table-cell table:style-name="TableCell278">
              <text:p text:style-name="P279"><text:span text:style-name="T280">de</text:span></text:p>
            </table:table-cell>
            <table:table-cell table:style-name="TableCell281" table:number-columns-spanned="3">
              <text:p text:style-name="P282">2024</text:p>
            </table:table-cell>
            <table:covered-table-cell/>
            <table:covered-table-cell/>
            <table:table-cell table:style-name="TableCell283" table:number-rows-spanned="2">
              <text:p text:style-name="P284"/>
            </table:table-cell>
            <table:table-cell table:style-name="TableCell285" table:number-columns-spanned="5">
              <text:p text:style-name="P286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7">
            <table:table-cell table:style-name="TableCell288">
              <text:p text:style-name="P289"/>
            </table:table-cell>
            <table:table-cell table:style-name="TableCell290" table:number-columns-spanned="5">
              <text:p text:style-name="P291"/>
            </table:table-cell>
            <table:covered-table-cell/>
            <table:covered-table-cell/>
            <table:covered-table-cell/>
            <table:covered-table-cell/>
            <table:table-cell table:style-name="TableCell292">
              <text:p text:style-name="P293"/>
            </table:table-cell>
            <table:table-cell table:style-name="TableCell294">
              <text:p text:style-name="P295"/>
            </table:table-cell>
            <table:table-cell table:style-name="TableCell296" table:number-columns-spanned="3">
              <text:p text:style-name="P297"/>
            </table:table-cell>
            <table:covered-table-cell/>
            <table:covered-table-cell/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>
              <text:p text:style-name="P301"/>
            </table:table-cell>
            <table:table-cell table:style-name="TableCell302" table:number-columns-spanned="3">
              <text:p text:style-name="P303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4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10T18:50:00Z</meta:creation-date>
    <dc:date>2024-07-10T18:50:00Z</dc:date>
    <meta:print-date>2024-06-22T13:57:00Z</meta:print-date>
    <meta:template xlink:href="Normal" xlink:type="simple"/>
    <meta:editing-cycles>2</meta:editing-cycles>
    <meta:editing-duration>PT0S</meta:editing-duration>
    <meta:document-statistic meta:page-count="2" meta:paragraph-count="9" meta:word-count="713" meta:character-count="4555" meta:row-count="32" meta:non-whitespace-character-count="3851"/>
  </office:meta>
</office:document-meta>
</file>